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officeooo:paragraph-rsid="00150309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officeooo:paragraph-rsid="0015faa6"/>
    </style:style>
    <style:style style:name="P5" style:family="paragraph" style:parent-style-name="Standard">
      <style:paragraph-properties fo:margin-top="0in" fo:margin-bottom="0in" loext:contextual-spacing="false" fo:line-height="100%">
        <style:tab-stops>
          <style:tab-stop style:position="7.5in" style:type="right"/>
        </style:tab-stops>
      </style:paragraph-properties>
      <style:text-properties fo:font-size="10pt" style:font-size-asian="10pt" style:font-name-complex="Calibri1" style:font-size-complex="10pt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fo:font-size="10pt" style:font-size-asian="10pt" style:font-name-complex="Calibri1" style:font-size-complex="10pt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fo:font-size="12pt" fo:font-weight="bold" style:font-size-asian="12pt" style:font-weight-asian="bold" style:font-name-complex="Calibri1" style:font-size-complex="12pt"/>
    </style:style>
    <style:style style:name="P8" style:family="paragraph" style:parent-style-name="Frame_20_contents">
      <style:paragraph-properties fo:margin-top="0in" fo:margin-bottom="0in" loext:contextual-spacing="false" fo:line-height="100%" fo:text-align="end" style:justify-single-word="false">
        <style:tab-stops>
          <style:tab-stop style:position="7.5in" style:type="right"/>
        </style:tab-stops>
      </style:paragraph-properties>
      <style:text-properties style:use-window-font-color="true"/>
    </style:style>
    <style:style style:name="P9" style:family="paragraph" style:parent-style-name="Frame_20_contents">
      <style:paragraph-properties fo:margin-top="0in" fo:margin-bottom="0in" loext:contextual-spacing="false" fo:line-height="100%">
        <style:tab-stops>
          <style:tab-stop style:position="7.5in" style:type="right"/>
        </style:tab-stops>
      </style:paragraph-properties>
      <style:text-properties style:use-window-font-color="true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P10" style:family="paragraph" style:parent-style-name="Frame_20_contents">
      <style:paragraph-properties fo:margin-top="0in" fo:margin-bottom="0in" loext:contextual-spacing="false" fo:line-height="100%" fo:text-align="end" style:justify-single-word="false">
        <style:tab-stops>
          <style:tab-stop style:position="7.5in" style:type="right"/>
        </style:tab-stops>
      </style:paragraph-properties>
      <style:text-properties style:use-window-font-color="true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P11" style:family="paragraph" style:parent-style-name="Frame_20_contents">
      <style:paragraph-properties fo:margin-top="0in" fo:margin-bottom="0in" loext:contextual-spacing="false" fo:line-height="100%">
        <style:tab-stops>
          <style:tab-stop style:position="7.5in" style:type="right"/>
        </style:tab-stops>
      </style:paragraph-properties>
      <style:text-properties style:use-window-font-color="true" fo:font-size="10pt" style:font-size-asian="10pt" style:font-name-complex="Calibri1" style:font-size-complex="10pt"/>
    </style:style>
    <style:style style:name="P12" style:family="paragraph" style:parent-style-name="Standard">
      <style:paragraph-properties fo:margin-left="1.25in" fo:margin-right="0in" fo:text-indent="0in" style:auto-text-indent="false"/>
    </style:style>
    <style:style style:name="P13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>
        <style:tab-stops>
          <style:tab-stop style:position="1.25in"/>
          <style:tab-stop style:position="7.5in" style:type="right"/>
        </style:tab-stops>
      </style:paragraph-properties>
      <style:text-properties fo:font-size="10pt" style:font-size-asian="10pt" style:font-name-complex="Calibri1" style:font-size-complex="10pt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fo:color="#2f5496" fo:font-size="24pt" officeooo:rsid="0013ffed" officeooo:paragraph-rsid="0013ffed" style:font-size-asian="24pt" style:font-name-complex="Calibri1" style:font-size-complex="24pt"/>
    </style:style>
    <style:style style:name="P15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fo:font-size="10pt" style:font-size-asian="10pt" style:font-name-complex="Calibri1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officeooo:paragraph-rsid="00193cf3"/>
    </style:style>
    <style:style style:name="P17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officeooo:paragraph-rsid="001a4c53"/>
    </style:style>
    <style:style style:name="P18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officeooo:paragraph-rsid="001b6a74"/>
    </style:style>
    <style:style style:name="P19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fo:font-size="12pt" fo:font-weight="bold" officeooo:paragraph-rsid="00193cf3" style:font-size-asian="12pt" style:font-weight-asian="bold" style:font-name-complex="Calibri1" style:font-size-complex="12pt"/>
    </style:style>
    <style:style style:name="P20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fo:font-size="10pt" officeooo:rsid="0015faa6" officeooo:paragraph-rsid="0015faa6" style:font-size-asian="10pt" style:font-name-complex="Calibri1" style:font-size-complex="10pt"/>
    </style:style>
    <style:style style:name="P21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fo:font-size="10pt" officeooo:rsid="0015faa6" officeooo:paragraph-rsid="00193cf3" style:font-size-asian="10pt" style:font-name-complex="Calibri1" style:font-size-complex="10pt"/>
    </style:style>
    <style:style style:name="P22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fo:font-size="10pt" style:font-size-asian="10pt" style:font-name-complex="Calibri1" style:font-size-complex="10pt"/>
    </style:style>
    <style:style style:name="P23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fo:font-size="10pt" officeooo:paragraph-rsid="00193cf3" style:font-size-asian="10pt" style:font-name-complex="Calibri1" style:font-size-complex="10pt"/>
    </style:style>
    <style:style style:name="P24" style:family="paragraph" style:parent-style-name="List_20_Paragraph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officeooo:paragraph-rsid="001a4c53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 style:font-name-complex="Calibri1" style:font-size-complex="10pt"/>
    </style:style>
    <style:style style:name="T2" style:family="text">
      <style:text-properties fo:font-size="10pt" officeooo:rsid="0013ffed" style:font-size-asian="10pt" style:font-name-complex="Calibri1" style:font-size-complex="10pt"/>
    </style:style>
    <style:style style:name="T3" style:family="text">
      <style:text-properties fo:font-size="10pt" officeooo:rsid="00150309" style:font-size-asian="10pt" style:font-name-complex="Calibri1" style:font-size-complex="10pt"/>
    </style:style>
    <style:style style:name="T4" style:family="text">
      <style:text-properties fo:font-size="10pt" officeooo:rsid="0015faa6" style:font-size-asian="10pt" style:font-name-complex="Calibri1" style:font-size-complex="10pt"/>
    </style:style>
    <style:style style:name="T5" style:family="text">
      <style:text-properties fo:font-size="10pt" officeooo:rsid="0017a453" style:font-size-asian="10pt" style:font-name-complex="Calibri1" style:font-size-complex="10pt"/>
    </style:style>
    <style:style style:name="T6" style:family="text">
      <style:text-properties fo:font-size="10pt" officeooo:rsid="001b6a74" style:font-size-asian="10pt" style:font-name-complex="Calibri1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name-complex="Calibri1" style:font-size-complex="10pt"/>
    </style:style>
    <style:style style:name="T9" style:family="text">
      <style:text-properties fo:font-size="10pt" fo:font-weight="bold" officeooo:rsid="0015faa6" style:font-size-asian="10pt" style:font-weight-asian="bold" style:font-name-complex="Calibri1" style:font-size-complex="10pt"/>
    </style:style>
    <style:style style:name="T10" style:family="text">
      <style:text-properties fo:font-size="10pt" fo:font-weight="bold" officeooo:rsid="001c3c9e" style:font-size-asian="10pt" style:font-weight-asian="bold" style:font-name-complex="Calibri1" style:font-size-complex="10pt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font-size="10pt" fo:font-style="italic" style:font-size-asian="10pt" style:font-style-asian="italic" style:font-name-complex="Calibri1" style:font-size-complex="10pt"/>
    </style:style>
    <style:style style:name="T13" style:family="text">
      <style:text-properties fo:font-size="10pt" fo:font-style="italic" officeooo:rsid="0015faa6" style:font-size-asian="10pt" style:font-style-asian="italic" style:font-name-complex="Calibri1" style:font-size-complex="10pt"/>
    </style:style>
    <style:style style:name="T14" style:family="text">
      <style:text-properties fo:font-size="12pt" fo:font-weight="bold" style:font-size-asian="12pt" style:font-weight-asian="bold" style:font-name-complex="Calibri1" style:font-size-complex="12pt"/>
    </style:style>
    <style:style style:name="T15" style:family="text">
      <style:text-properties style:use-window-font-color="true" fo:font-size="10pt" style:font-size-asian="10pt" style:font-name-complex="Calibri1" style:font-size-complex="10pt"/>
    </style:style>
    <style:style style:name="T16" style:family="text">
      <style:text-properties officeooo:rsid="001b6a74"/>
    </style:style>
    <style:style style:name="gr1" style:family="graphic">
      <style:graphic-properties draw:stroke="solid" svg:stroke-width="0.031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63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071in" draw:fill="none" draw:textarea-vertical-align="top" draw:auto-grow-height="false" fo:min-height="0.6508in" fo:min-width="1.4362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.0071in" draw:fill="none" draw:textarea-vertical-align="top" draw:auto-grow-height="false" fo:min-height="0.6508in" fo:min-width="1.8319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custom-shape text:anchor-type="paragraph" draw:z-index="1" draw:name="Text Box 2" draw:style-name="gr2" draw:text-style-name="P25" svg:width="1.6358in" svg:height="0.7504in" svg:x="-0.1043in" svg:y="0.0209in"><text:p text:style-name="P9">Address</text:p><text:p text:style-name="P11">220 John Street,<text:tab/></text:p><text:p text:style-name="P11">Apartment 6208</text:p><text:p text:style-name="Frame_20_contents"><text:span text:style-name="T15">Rochester, NY, 14623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3" draw:style-name="gr3" draw:text-style-name="P25" svg:width="2.0315in" svg:height="0.7504in" svg:x="5.5417in" svg:y="0.0008in"><text:p text:style-name="P10">Links</text:p><text:p text:style-name="P8"><text:span text:style-name="T1">github.com/</text:span><text:span text:style-name="T2">sean-obeirne</text:span></text:p><text:p text:style-name="P8"><text:span text:style-name="T1">linkedin.com/in/</text:span><text:span text:style-name="T2">sean-o-beirne</text:span></text:p><text:p text:style-name="P8"><text:span text:style-name="T2">PLACEHOLDER</text:span><text:span text:style-name="T1">.com</text:span></text:p><text:p text:style-name="Frame_20_contents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ean O’Beirne</text:p>
      <text:p text:style-name="P1"><text:span text:style-name="T2">sean.t.obeirne</text:span><text:span text:style-name="T1">@gma</text:span><text:span text:style-name="T2">il</text:span><text:span text:style-name="T1">.</text:span><text:span text:style-name="T2">com</text:span></text:p>
      <text:p text:style-name="P1"><text:span text:style-name="T1">(</text:span><text:span text:style-name="T2">908</text:span><text:span text:style-name="T1">) </text:span><text:span text:style-name="T2">721</text:span><text:span text:style-name="T1">-</text:span><text:span text:style-name="T2">6502</text:span></text:p>
      <text:p text:style-name="P5"><draw:line text:anchor-type="paragraph" draw:z-index="0" draw:name="Straight Connector 1" draw:style-name="gr1" draw:text-style-name="P25" svg:x1="-1.5571in" svg:y1="0.0831in" svg:x2="6.9244in" svg:y2="0.0839in"><text:p/></draw:line></text:p>
      <text:p text:style-name="P2"><text:span text:style-name="T14">Objective:</text:span><text:span text:style-name="T1"><text:tab/>To obtain a cooperative education position pertaining to the development of software.</text:span></text:p>
      <text:p text:style-name="P6"><text:tab/>Available May-August 2019, August-<text:span text:style-name="T16">April</text:span> 2019.</text:p>
      <text:p text:style-name="P6"/>
      <text:p text:style-name="P19">Experience:<text:tab/></text:p>
      <text:p text:style-name="P16"><text:span text:style-name="T14"><text:tab/></text:span><text:span text:style-name="T9">Preferred Freezer Services LLC</text:span><text:span text:style-name="T1"><text:tab/></text:span><text:span text:style-name="T4">Chatham</text:span><text:span text:style-name="T1">, NJ</text:span></text:p>
      <text:p text:style-name="P16"><text:span text:style-name="T1"><text:tab/></text:span><text:span text:style-name="T4">IT Intern</text:span><text:span text:style-name="T1"><text:tab/></text:span><text:span text:style-name="T13">May 2018 – August 2</text:span><text:span text:style-name="T12">01</text:span><text:span text:style-name="T13">8</text:span></text:p>
      <text:list xml:id="list3744440910" text:style-name="WWNum3">
        <text:list-item>
          <text:p text:style-name="P21">Developed helpful, useful queries to help improve business efficiency and data communication</text:p>
        </text:list-item>
        <text:list-item>
          <text:p text:style-name="P23"/>
        </text:list-item>
      </text:list>
      <text:p text:style-name="P16"><text:span text:style-name="T1"><text:tab/></text:span><text:span text:style-name="T9">RIT ITS Service Desk</text:span><text:span text:style-name="T1"><text:tab/></text:span><text:span text:style-name="T4">Rochester, NY</text:span></text:p>
      <text:p text:style-name="P18"><text:span text:style-name="T1"><text:tab/></text:span><text:span text:style-name="T4">Service Desk Representative</text:span><text:span text:style-name="T1"><text:tab/></text:span><text:span text:style-name="T13">August 2</text:span><text:span text:style-name="T12">01</text:span><text:span text:style-name="T13">8 - Present</text:span></text:p>
      <text:p text:style-name="P24"><text:span text:style-name="T14"/></text:p>
      <text:p text:style-name="P17"><text:span text:style-name="T14"/></text:p>
      <text:p text:style-name="P2"><text:span text:style-name="T14">Education:</text:span><text:span text:style-name="T1"><text:tab/></text:span><text:span text:style-name="T8">Rochester Institute of Technology</text:span><text:span text:style-name="T1"><text:tab/>Rochester, NY</text:span></text:p>
      <text:p text:style-name="P2"><text:span text:style-name="T1"><text:tab/>Bachelor of Science in Computer Science<text:tab/></text:span><text:span text:style-name="T12">Expected Graduation May 202</text:span><text:span text:style-name="T13">2</text:span></text:p>
      <text:p text:style-name="P2"><text:span text:style-name="T1"><text:tab/></text:span><text:span text:style-name="T8">GPA</text:span><text:span text:style-name="T1">: 3.7</text:span></text:p>
      <text:p text:style-name="P6"><text:tab/>Dean’s List Recipient Spring 2018</text:p>
      <text:p text:style-name="P18"><text:span text:style-name="T1"><text:tab/></text:span><text:span text:style-name="T8">Relevant Courses</text:span><text:span text:style-name="T1">: Intro to Software Engineering, Analysis of Algorithms, </text:span><text:span text:style-name="T6">Principles of Data Management, <text:tab/></text:span><text:span text:style-name="T1">Mechanics of Programming, Computer Science Theory, </text:span><text:span text:style-name="T6">Computer Science for Transfer Students, </text:span><text:span text:style-name="T1">Linear <text:tab/>Algebra, Probability and Statistics, </text:span><text:span text:style-name="T4">Discrete Mathe</text:span><text:span text:style-name="T5">matics for Computing</text:span></text:p>
      <text:p text:style-name="P6"/>
      <text:p text:style-name="P16"><text:span text:style-name="T14">Skills:</text:span><text:span text:style-name="T1"><text:tab/></text:span><text:span text:style-name="T8">Progra</text:span><text:span text:style-name="T10">m</text:span><text:span text:style-name="T8">ming Languages:</text:span><text:span text:style-name="T1"> </text:span><text:span text:style-name="T3">Java, </text:span><text:span text:style-name="T1">C, Python, </text:span><text:span text:style-name="T3">SQL</text:span><text:span text:style-name="T1">, HTML5, CSS</text:span></text:p>
      <text:p text:style-name="P3"><text:span text:style-name="T1"><text:tab/></text:span><text:span text:style-name="T8">Operating Systems:</text:span><text:span text:style-name="T1"> Unix/Linux, Windows</text:span></text:p>
      <text:p text:style-name="P2"><text:span text:style-name="T1"><text:tab/></text:span><text:span text:style-name="T8">Techniques:</text:span><text:span text:style-name="T1"> Git (Version control), Scrum Process, </text:span><text:span text:style-name="T4">Maven, </text:span></text:p>
      <text:p text:style-name="P2"><text:span text:style-name="T1"><text:tab/></text:span><text:span text:style-name="T8">Other:</text:span><text:span text:style-name="T1"> </text:span><text:span text:style-name="T4">Constant will to learn and adapt,</text:span><text:span text:style-name="T1"> </text:span><text:span text:style-name="T4">Exceptional written and oral communication skills</text:span></text:p>
      <text:p text:style-name="P7">Projects:</text:p>
      <text:p text:style-name="P12"><text:span text:style-name="T11">Web Checkers:</text:span><text:span text:style-name="T7"> Developed with team members in an Agile work environment to create a Web Checkers game in browser using the Spark framework for Java. <text:s/>Used GitHub for version control and code reviews while also participating in stand-up meetings and adhering to OO design principals.</text:span></text:p>
      <text:p text:style-name="P12"><text:span text:style-name="T11">3D Volume Editor:</text:span><text:span text:style-name="T7"> Built from the ground up a program where users can create, edit, and save 3D volume data. <text:s/>This was done in C++ and OpenGL using compute shaders and spatial data structures to utilize the massive parallel nature of the GPU. <text:s/></text:span></text:p>
      <text:p text:style-name="P12"><text:span text:style-name="T11">JavaFX Board Game:</text:span><text:span text:style-name="T7"> Developed a board game in JavaFX board game that utilizes threads and used Git for version control. <text:s/></text:span></text:p>
      <text:p text:style-name="P12"><text:span text:style-name="T11">Real-time Ray Tracer:</text:span><text:span text:style-name="T7"> Built a real-time ray tracer for CSG geometry using signed distance fields. <text:s/>Used only fragment shaders in OpenGL and C++ which allow the program to work on many devices. <text:s/></text:span></text:p>
      <text:p text:style-name="P12"><text:span text:style-name="T11">3D Volume Generator:</text:span><text:span text:style-name="T7"> Optimized a previous program to generate volumes significantly faster by sampling increasingly higher dimensions recursively in a spatial data structure. </text:span></text:p>
      <text:p text:style-name="P6"/>
      <text:p text:style-name="P7">Interests:</text:p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vl</meta:initial-creator>
    <meta:editing-cycles>30</meta:editing-cycles>
    <meta:print-date>2018-09-26T04:26:00</meta:print-date>
    <meta:creation-date>2018-09-09T20:26:00</meta:creation-date>
    <dc:date>2019-02-16T23:15:31.932908578</dc:date>
    <meta:editing-duration>PT2H46M4S</meta:editing-duration>
    <meta:generator>LibreOffice/6.0.7.3$Linux_X86_64 LibreOffice_project/00m0$Build-3</meta:generator>
    <meta:document-statistic meta:table-count="0" meta:image-count="0" meta:object-count="0" meta:page-count="1" meta:paragraph-count="37" meta:word-count="331" meta:character-count="2320" meta:non-whitespace-character-count="19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